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1cm"/>
    </style:style>
    <style:style style:name="co2" style:family="table-column">
      <style:table-column-properties fo:break-before="auto" style:column-width="2.78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cd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87cefa"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6495ed"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pole trójkąta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table:formula="of:=([.B3]*[.C3])/2" office:value-type="float" office:value="5.25" calcext:value-type="float">
            <text:p>5,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B4]*[.C4])/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table:formula="of:=([.B5]*[.C5])/2" office:value-type="float" office:value="3.5" calcext:value-type="float">
            <text:p>3,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.25" calcext:value-type="float">
            <text:p>7,25</text:p>
          </table:table-cell>
          <table:table-cell table:formula="of:=([.B6]*[.C6])/2" office:value-type="float" office:value="32.625" calcext:value-type="float">
            <text:p>32,625</text:p>
          </table:table-cell>
        </table:table-row>
        <table:table-row table:style-name="ro1">
          <table:table-cell/>
          <table:table-cell office:value-type="float" office:value="12.5" calcext:value-type="float">
            <text:p>12,5</text:p>
          </table:table-cell>
          <table:table-cell office:value-type="float" office:value="14" calcext:value-type="float">
            <text:p>14</text:p>
          </table:table-cell>
          <table:table-cell table:formula="of:=([.B7]*[.C7])/2" office:value-type="float" office:value="87.5" calcext:value-type="float">
            <text:p>87,5</text:p>
          </table:table-cell>
        </table:table-row>
        <table:table-row table:style-name="ro1">
          <table:table-cell/>
          <table:table-cell office:value-type="float" office:value="9.75" calcext:value-type="float">
            <text:p>9,75</text:p>
          </table:table-cell>
          <table:table-cell office:value-type="float" office:value="1.5" calcext:value-type="float">
            <text:p>1,5</text:p>
          </table:table-cell>
          <table:table-cell table:formula="of:=([.B8]*[.C8])/2" office:value-type="float" office:value="7.3125" calcext:value-type="float">
            <text:p>7,312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.8" calcext:value-type="float">
            <text:p>10,8</text:p>
          </table:table-cell>
          <table:table-cell table:formula="of:=([.B9]*[.C9])/2" office:value-type="float" office:value="64.8" calcext:value-type="float">
            <text:p>64,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7.5" calcext:value-type="float">
            <text:p>67,5</text:p>
          </table:table-cell>
          <table:table-cell table:formula="of:=([.B10]*[.C10])/2" office:value-type="float" office:value="506.25" calcext:value-type="float">
            <text:p>506,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2T12:44:53.199000000</meta:creation-date>
    <dc:date>2023-11-02T12:53:19.727000000</dc:date>
    <meta:editing-duration>PT8M26S</meta:editing-duration>
    <meta:editing-cycles>1</meta:editing-cycles>
    <meta:document-statistic meta:table-count="1" meta:cell-count="27" meta:object-count="0"/>
    <meta:generator>LibreOffice/7.4.2.3$Windows_X86_64 LibreOffice_project/382eef1f22670f7f4118c8c2dd222ec7ad009daf</meta:generator>
  </office:meta>
</office:document-meta>
</file>